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4.979cm"/>
    </style:style>
    <style:style style:name="gr3" style:family="graphic" style:parent-style-name="standard">
      <style:graphic-properties draw:stroke="none" draw:fill="none" fo:min-height="6.401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44pt" fo:text-shadow="none" style:text-underline-style="none" fo:font-weight="bold" style:font-size-asian="44pt" style:font-weight-asian="bold" style:font-size-complex="44pt" style:font-weight-complex="bold"/>
    </style:style>
    <style:style style:name="P2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3.506cm" svg:x="1.403cm" svg:y="0.839cm" presentation:class="title" presentation:user-transformed="true">
          <draw:text-box>
            <text:p text:style-name="P1"><text:span text:style-name="T1">Qu'est-ce que l'agilité ?</text:span></text:p>
          </draw:text-box>
        </draw:frame>
        <draw:custom-shape draw:style-name="gr1" draw:text-style-name="P3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2cm" svg:y="0.837cm" presentation:class="title" presentation:user-transformed="true">
          <draw:text-box>
            <text:p text:style-name="P1"><text:span text:style-name="T1">Renard roux</text:span></text:p>
          </draw:text-box>
        </draw:frame>
        <draw:frame draw:style-name="gr2" draw:layer="layout" svg:width="23.921cm" svg:height="6.65cm" svg:x="1.68cm" svg:y="12.939cm">
          <draw:text-box>
            <text:p><text:span text:style-name="T2">Renard chasseur</text:span></text:p>
            <text:p><text:span text:style-name="T2"/></text:p>
            <text:list text:style-name="L2">
              <text:list-item>
                <text:p>Chasse principalement la nuit</text:p>
              </text:list-item>
              <text:list-item>
                <text:p><text:span text:style-name="T3">Parcourt facilement une dizaine de kilomètres pour chercher de la nourriture</text:span></text:p>
              </text:list-item>
              <text:list-item>
                <text:p>Il est opportuniste (omnivore, adapte sa nourriture en fonction des saisons)</text:p>
              </text:list-item>
              <text:list-item>
                <text:p>Il a un bon sens d'orientation</text:p>
              </text:list-item>
              <text:list-item>
                <text:p>Il détecte les champs magnétique terrestre</text:p>
              </text:list-item>
              <text:list-item>
                <text:p>Il a une ouïe très développée, fréquences plus hautes que l'humain</text:p>
              </text:list-item>
              <text:list-item>
                <text:p>Il détecte des proies sous 5m de profondeur grâce a son odorat</text:p>
              </text:list-item>
            </text:list>
          </draw:text-box>
        </draw:frame>
        <draw:frame draw:style-name="gr3" draw:layer="layout" svg:width="23.221cm" svg:height="6.651cm" svg:x="1.68cm" svg:y="5.729cm">
          <draw:text-box>
            <text:p><text:span text:style-name="T4">Les capacités du renard</text:span></text:p>
            <text:p><text:span text:style-name="T4"/></text:p>
            <text:list text:style-name="L2">
              <text:list-item>
                <text:p><text:span text:style-name="T3">Peut sauter jusqu'à deux mètre au dessus de clôtures</text:span></text:p>
              </text:list-item>
              <text:list-item>
                <text:p><text:span text:style-name="T3">Rampe, nage, grimpe</text:span></text:p>
              </text:list-item>
              <text:list-item>
                <text:p><text:span text:style-name="T3">Il court assez vite sur courte distance (jusqu'à 50/60 km/h</text:span><text:span text:style-name="T3">)</text:span></text:p>
              </text:list-item>
              <text:list-item>
                <text:p><text:span text:style-name="T3">Il est léger, se déplace facilement sur la boue, vase et neige</text:span></text:p>
              </text:list-item>
              <text:list-item>
                <text:p><text:span text:style-name="T3">Il aime se déplacer furtivement</text:span></text:p>
              </text:list-item>
              <text:list-item>
                <text:p><text:span text:style-name="T3">Il voit les compétence de la meute et voit ce qui est le plus adapté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4:59:51.738968652</meta:creation-date>
    <dc:date>2016-04-21T15:00:52.802907858</dc:date>
    <meta:editing-duration>P0D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